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size="15pt" fo:font-weight="bold" style:font-size-asian="15pt" style:font-weight-asian="bold" style:font-size-complex="15pt" style:font-weight-complex="bold"/>
    </style:style>
    <style:style style:name="P2" style:family="paragraph" style:parent-style-name="Standard" style:list-style-name="L2">
      <style:paragraph-properties fo:text-align="justify"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4" style:family="paragraph" style:parent-style-name="Standard">
      <style:paragraph-properties fo:text-align="justify" style:justify-single-word="false"/>
      <style:text-properties fo:font-size="15pt" fo:font-weight="normal"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 du rendez-vous du vendredi 24 février 2017</text:p>
      <text:p text:style-name="P6"/>
      <text:p text:style-name="P6"/>
      <text:p text:style-name="P5"><text:span text:style-name="T1">Reprise du Projet « Gestion de QCM » :</text:span></text:p>
      <text:p text:style-name="P3"><text:span text:style-name="T1"/></text:p>
      <text:p text:style-name="P4"><text:tab/><text:span text:style-name="T2">L'équipe projet doit s'organiser et se répartir les tâches pour estimer et attribuer les améliorations possibles pour chaque page du site, en ayant comme nouvel outil de développement le langage Javascript.</text:span></text:p>
      <text:p text:style-name="P3"/>
      <text:list xml:id="list5753521422420942593" text:style-name="L1">
        <text:list-item>
          <text:p text:style-name="P1">Partie répondeur :</text:p>
        </text:list-item>
      </text:list>
      <text:p text:style-name="P3"/>
      <text:p text:style-name="P7"><text:tab/>Le répondeur pourra exécuter un QCM de façon plus dynamique, avec une question par page dont les transitions s’effectueront en javascript. De plus une barre de progression sera affichée pour estimer l'avancement dans le QCM, et le temps sera calculé dynamiquement pour afficher le temps restant.</text:p>
      <text:p text:style-name="P7"/>
      <text:list xml:id="list6959930902950886218" text:style-name="L2">
        <text:list-item>
          <text:p text:style-name="P2">Partie questionneur :</text:p>
        </text:list-item>
      </text:list>
      <text:p text:style-name="P7"/>
      <text:p text:style-name="P7"><text:tab/>Le questionneur aura accès aux statistiques des QCMs qu'il a créé, regroupant la liste des étudiants l'ayant exécute, le temps moyen d’exécution, et d'autres données selon le temps disponible pour l'équipe projet. La notion de pop-up dynamique à été conseillée pour afficher ces statistiques.</text:p>
      <text:p text:style-name="P7"/>
      <text:p text:style-name="P7"/>
      <text:p text:style-name="P7"/>
      <text:p text:style-name="P8">Le Javascript pourra être utilisé pour rendre le site plus esthétique ou ergonomique, mais cela dépendra du temps disponible de l'équipe projet.</text:p>
      <text:p text:style-name="P8"><text:tab/></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2T19:43:24.47</meta:creation-date>
    <meta:document-statistic meta:table-count="0" meta:image-count="0" meta:object-count="0" meta:page-count="1" meta:paragraph-count="10" meta:word-count="168" meta:character-count="1071"/>
    <dc:date>2017-03-02T20:30:27.51</dc:date>
    <meta:editing-duration>PT4M51S</meta:editing-duration>
    <meta:editing-cycles>1</meta:editing-cycles>
    <meta:generator>OpenOffice/4.1.1$Win32 OpenOffice.org_project/411m6$Build-9775</meta:generator>
  </office:meta>
</office:document-meta>
</file>